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4.206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<text:span text:style-name="T1">accessibilité</text:span>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office:value-type="string">
            <text:p>seo</text:p>
          </table:table-cell>
          <table:table-cell office:value-type="string">
            <text:p>langue non définie</text:p>
          </table:table-cell>
          <table:table-cell office:value-type="string">
            <text:p>en <text:span text:style-name="T1">défaut</text:span>, n'aide pas le navigateur à la bonne lecture de la page</text:p>
          </table:table-cell>
          <table:table-cell office:value-type="string">
            <text:p><text:span text:style-name="T1">définir</text:span> une langue lors de la construction du site</text:p>
          </table:table-cell>
          <table:table-cell table:style-name="ce3" office:value-type="string">
            <text:p>mettre une langue </text:p>
          </table:table-cell>
          <table:table-cell office:value-type="string">
            <text:p>alsacreations,co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balise &lt;meta description&gt;</text:p>
          </table:table-cell>
          <table:table-cell office:value-type="string">
            <text:p>non remplie, aide <text:span text:style-name="T1">Google</text:span> et le navigateur a connaître le contenue du site</text:p>
          </table:table-cell>
          <table:table-cell office:value-type="string">
            <text:p>la remplir avec des mots clé</text:p>
          </table:table-cell>
          <table:table-cell table:style-name="ce3" office:value-type="string">
            <text:p>recherche de bon mot clé et la remplir</text:p>
          </table:table-cell>
          <table:table-cell office:value-type="string">
            <text:p>Openclassroom seo 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office:value-type="string">
            <text:p>balise &lt;<text:span text:style-name="T1">méta</text:span> robots&gt;</text:p>
          </table:table-cell>
          <table:table-cell office:value-type="string">
            <text:p><text:span text:style-name="T1">n’existe</text:span> pas </text:p>
          </table:table-cell>
          <table:table-cell office:value-type="string">
            <text:p>en mettre une lors de la création</text:p>
          </table:table-cell>
          <table:table-cell table:style-name="ce3" office:value-type="string">
            <text:p>la rajouter</text:p>
          </table:table-cell>
          <table:table-cell office:value-type="string">
            <text:p>OCR cours seo</text:p>
          </table:table-cell>
          <table:table-cell table:number-columns-repeated="1018"/>
        </table:table-row>
        <table:table-row table:style-name="ro5">
          <table:table-cell office:value-type="string">
            <text:p>accessibilité</text:p>
          </table:table-cell>
          <table:table-cell office:value-type="string">
            <text:p>titre de pages</text:p>
          </table:table-cell>
          <table:table-cell office:value-type="string">
            <text:p>non <text:span text:style-name="T1">définit</text:span> <text:span text:style-name="T1">Google</text:span> ne comprend pas le contenue du site</text:p>
          </table:table-cell>
          <table:table-cell office:value-type="string">
            <text:p>crée un titre en rapport avec le contenue du site</text:p>
          </table:table-cell>
          <table:table-cell table:style-name="ce3" office:value-type="string">
            <text:p>le rajout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6">
          <table:table-cell office:value-type="string">
            <text:p>seo</text:p>
          </table:table-cell>
          <table:table-cell office:value-type="string">
            <text:p>aucune sémantique</text:p>
          </table:table-cell>
          <table:table-cell office:value-type="string">
            <text:p><text:s/>pages <text:span text:style-name="T1">HTML</text:span> non construite , les bots on du mal a comprendre sans séma°</text:p>
          </table:table-cell>
          <table:table-cell office:value-type="string">
            <text:p><text:span text:style-name="T1">définir</text:span> en amont une sémantique (structure) du site</text:p>
          </table:table-cell>
          <table:table-cell table:style-name="ce3" office:value-type="string">
            <text:p>re structuré le site </text:p>
          </table:table-cell>
          <table:table-cell office:value-type="string">
            <text:p>semrush,com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images mal <text:span text:style-name="T1">référencer</text:span></text:p>
          </table:table-cell>
          <table:table-cell office:value-type="string">
            <text:p>le naming des images et de leur description pour mal voyant est mauvais</text:p>
          </table:table-cell>
          <table:table-cell office:value-type="string">
            <text:p>mettre le même nom a l'image et a l'alt</text:p>
          </table:table-cell>
          <table:table-cell table:style-name="ce3" office:value-type="string">
            <text:p>les modifi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8">
          <table:table-cell office:value-type="string">
            <text:p>seo</text:p>
          </table:table-cell>
          <table:table-cell office:value-type="string">
            <text:p>mots clés </text:p>
          </table:table-cell>
          <table:table-cell office:value-type="string">
            <text:p>beaucoup trop de mots clé placer n'importe ou </text:p>
          </table:table-cell>
          <table:table-cell office:value-type="string">
            <text:p>définir quelques mot clé et les placer au bon endroit</text:p>
          </table:table-cell>
          <table:table-cell table:style-name="ce3" office:value-type="string">
            <text:p>faire une recherche de M,c et effacer le surplus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responsive mobile </text:p>
          </table:table-cell>
          <table:table-cell office:value-type="string">
            <text:p>le site est mal adaptée aux écrans mobile, les visiteurs ne resterons pas </text:p>
          </table:table-cell>
          <table:table-cell office:value-type="string">
            <text:p>faire une version adapter a la taille des écrans</text:p>
          </table:table-cell>
          <table:table-cell table:style-name="ce3" office:value-type="string">
            <text:p>revoir la responsive mobile</text:p>
          </table:table-cell>
          <table:table-cell office:value-type="string">
            <text:p>audraytips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lien de contact </text:p>
          </table:table-cell>
          <table:table-cell office:value-type="string">
            <text:p>situer à plusieurs endroits de la pages peut être considérer comme black hat</text:p>
          </table:table-cell>
          <table:table-cell office:value-type="string">
            <text:p>le situer a un endroit stratégique mais 1 seule fois </text:p>
          </table:table-cell>
          <table:table-cell table:style-name="ce3" office:value-type="string">
            <text:p>effacer les surplus et re situer le lien au bon endroits 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keyword multiple</text:p>
          </table:table-cell>
          <table:table-cell office:value-type="string">
            <text:p>trop de keyword un risque de concurrence trop élever + black hat</text:p>
          </table:table-cell>
          <table:table-cell office:value-type="string">
            <text:p>mettre une balise <text:span text:style-name="T1">méta</text:span> keyword en haut de page </text:p>
          </table:table-cell>
          <table:table-cell table:style-name="ce3" office:value-type="string">
            <text:p>effacer le surplus </text:p>
          </table:table-cell>
          <table:table-cell office:value-type="string">
            <text:p>just search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ogo liens tweeter, insta,,,</text:p>
          </table:table-cell>
          <table:table-cell office:value-type="string">
            <text:p>liens sur l'index inutile</text:p>
          </table:table-cell>
          <table:table-cell office:value-type="string">
            <text:p>mettre les liens sur page concerner ou pas de lien </text:p>
          </table:table-cell>
          <table:table-cell table:style-name="ce3" office:value-type="string">
            <text:p>effacer les liens a l'index 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images trop grande</text:p>
          </table:table-cell>
          <table:table-cell office:value-type="string">
            <text:p>une <text:span text:style-name="T1">image</text:span> trop grande va <text:span text:style-name="T1">être</text:span> longue a charger </text:p>
          </table:table-cell>
          <table:table-cell office:value-type="string">
            <text:p><text:span text:style-name="T1">redimensionner</text:span> les images avant de les <text:span text:style-name="T1">implanter</text:span></text:p>
          </table:table-cell>
          <table:table-cell table:style-name="ce3" office:value-type="string">
            <text:p>le redimensionn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couleur du texte</text:p>
          </table:table-cell>
          <table:table-cell office:value-type="string">
            <text:p>un mauvais contraste peut <text:span text:style-name="T1">être</text:span> difficile a lire pour un client</text:p>
          </table:table-cell>
          <table:table-cell office:value-type="string">
            <text:p>choisir les bonne couleur</text:p>
          </table:table-cell>
          <table:table-cell table:style-name="ce3" office:value-type="string">
            <text:p>changer la couleur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script</text:p>
          </table:table-cell>
          <table:table-cell office:value-type="string">
            <text:p>mal placer , blockant</text:p>
          </table:table-cell>
          <table:table-cell office:value-type="string">
            <text:p>les positionner au bon <text:span text:style-name="T1">endroits</text:span> <text:span text:style-name="T1">éliminer</text:span> l'inutile</text:p>
          </table:table-cell>
          <table:table-cell office:value-type="string">
            <text:p><text:span text:style-name="T1">déplacer</text:span> en fin de page ,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0">
          <table:table-cell office:value-type="string">
            <text:p>accessibilité</text:p>
          </table:table-cell>
          <table:table-cell office:value-type="string">
            <text:p>couleur et taille du texte</text:p>
          </table:table-cell>
          <table:table-cell office:value-type="string">
            <text:p><text:span text:style-name="T1">écrit</text:span> trop <text:span text:style-name="T1">petit</text:span> et mauvais contraste de couleur </text:p>
          </table:table-cell>
          <table:table-cell office:value-type="string">
            <text:p><text:span text:style-name="T1">définir</text:span> un contraste adapter et une taille de texte</text:p>
          </table:table-cell>
          <table:table-cell office:value-type="string">
            <text:p>modif du backGd et de la couleur du texte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" table:number-rows-repeated="983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1/10/2021</text:date>, <text:time>10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1T10:30:36.35</dc:date>
    <meta:generator>OpenOffice/4.1.9$Win32 OpenOffice.org_project/419m1$Build-9805</meta:generator>
    <meta:editing-duration>PT19H42M45S</meta:editing-duration>
    <meta:editing-cycles>2</meta:editing-cycles>
    <meta:document-statistic meta:table-count="1" meta:cell-count="96" meta:object-count="0"/>
  </office:meta>
</office:document-meta>
</file>